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FiraSans-Italic" svg:font-family="FiraSans-Italic" style:font-family-generic="swiss"/>
    <style:font-face style:name="FiraSans-Regular" svg:font-family="FiraSans-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3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color="#404040" style:text-outline="false" style:text-line-through-style="none" fo:language="en" fo:country="US" fo:text-shadow="none" style:text-underline-style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88cm solid #000000" fo:border-right="0.002cm solid #000000" fo:border-top="0.088cm solid #000000"/>
      <style:text-properties fo:color="#404040" style:text-outline="false" style:text-line-through-style="none" fo:language="en" fo:country="US" fo:text-shadow="none" style:text-underline-style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color="#404040" style:text-outline="false" style:text-line-through-style="none" fo:language="en" fo:country="US" fo:text-shadow="none" style:text-underline-style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color="#404040" style:text-outline="false" style:text-line-through-style="none" style:font-name="FiraSans-Regula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color="#0066cc"/>
    </style:style>
    <style:style style:name="ce8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9" style:family="table-cell" style:parent-style-name="Default" style:data-style-name="N110">
      <style:table-cell-properties fo:border="0.002cm solid #000000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3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14" style:family="table-cell" style:parent-style-name="Default" style:data-style-name="N2">
      <style:table-cell-properties fo:border-bottom="0.088cm solid #000000" fo:border-left="0.002cm solid #000000" fo:border-right="0.088cm solid #000000" fo:border-top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11"/>
  </office:automatic-styles>
  <office:body>
    <office:spreadsheet>
      <table:table table:name="ps02 traffic bribes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6" table:default-cell-style-name="ce12"/>
        <table:table-row table:style-name="ro1">
          <table:table-cell table:style-name="ce1" office:value-type="string" table:number-columns-spanned="4" table:number-rows-spanned="1">
            <text:p>Observed</text:p>
          </table:table-cell>
          <table:covered-table-cell table:number-columns-repeated="2" table:style-name="ce5"/>
          <table:covered-table-cell table:style-name="ce10"/>
          <table:table-cell/>
          <table:table-cell table:style-name="ce1" office:value-type="string" table:number-columns-spanned="4" table:number-rows-spanned="1">
            <text:p>Expected</text:p>
          </table:table-cell>
          <table:covered-table-cell table:number-columns-repeated="2" table:style-name="ce6"/>
          <table:covered-table-cell table:style-name="ce11"/>
        </table:table-row>
        <table:table-row table:style-name="ro1">
          <table:table-cell table:style-name="ce2" office:value-type="string">
            <text:p>Outcome</text:p>
          </table:table-cell>
          <table:table-cell table:style-name="ce6" office:value-type="string">
            <text:p>Upper Class</text:p>
          </table:table-cell>
          <table:table-cell table:style-name="ce6" office:value-type="string">
            <text:p>Lower Class</text:p>
          </table:table-cell>
          <table:table-cell table:style-name="ce11" office:value-type="string">
            <text:p>Total</text:p>
          </table:table-cell>
          <table:table-cell/>
          <table:table-cell table:style-name="ce2" office:value-type="string">
            <text:p>Outcome</text:p>
          </table:table-cell>
          <table:table-cell table:style-name="ce6" office:value-type="string">
            <text:p>Upper Class</text:p>
          </table:table-cell>
          <table:table-cell table:style-name="ce6" office:value-type="string">
            <text:p>Lower Class</text:p>
          </table:table-cell>
          <table:table-cell table:style-name="ce11" office:value-type="string">
            <text:p>Total</text:p>
          </table:table-cell>
        </table:table-row>
        <table:table-row table:style-name="ro1">
          <table:table-cell office:value-type="string">
            <text:p>Not Stopped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">
            <text:p>7</text:p>
          </table:table-cell>
          <table:table-cell table:formula="of:=SUM([.B3:.C3])" office:value-type="float" office:value="21">
            <text:p>21</text:p>
          </table:table-cell>
          <table:table-cell/>
          <table:table-cell office:value-type="string">
            <text:p>Not Stopped</text:p>
          </table:table-cell>
          <table:table-cell table:formula="of:=[.$D3]*[.B$6]/[.$D$6]" office:value-type="float" office:value="13.5">
            <text:p>13.5000</text:p>
          </table:table-cell>
          <table:table-cell table:formula="of:=[.$D3]*[.C$6]/[.$D$6]" office:value-type="float" office:value="7.5">
            <text:p>7.5000</text:p>
          </table:table-cell>
          <table:table-cell table:formula="of:=SUM([.G3:.H3])" office:value-type="float" office:value="21">
            <text:p>21</text:p>
          </table:table-cell>
        </table:table-row>
        <table:table-row table:style-name="ro1">
          <table:table-cell office:value-type="string">
            <text:p>Bribe Requested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formula="of:=SUM([.B4:.C4])" office:value-type="float" office:value="13">
            <text:p>13</text:p>
          </table:table-cell>
          <table:table-cell/>
          <table:table-cell office:value-type="string">
            <text:p>Bribe Requested</text:p>
          </table:table-cell>
          <table:table-cell table:formula="of:=[.$D4]*[.B$6]/[.$D$6]" office:value-type="float" office:value="8.35714285714286">
            <text:p>8.3571</text:p>
          </table:table-cell>
          <table:table-cell table:formula="of:=[.$D4]*[.C$6]/[.$D$6]" office:value-type="float" office:value="4.64285714285714">
            <text:p>4.6429</text:p>
          </table:table-cell>
          <table:table-cell table:formula="of:=SUM([.G4:.H4])" office:value-type="float" office:value="13">
            <text:p>13</text:p>
          </table:table-cell>
        </table:table-row>
        <table:table-row table:style-name="ro1">
          <table:table-cell office:value-type="string">
            <text:p>Stopped/Given Warning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formula="of:=SUM([.B5:.C5])" office:value-type="float" office:value="8">
            <text:p>8</text:p>
          </table:table-cell>
          <table:table-cell/>
          <table:table-cell office:value-type="string">
            <text:p>Stopped/Given Warning</text:p>
          </table:table-cell>
          <table:table-cell table:formula="of:=[.$D5]*[.B$6]/[.$D$6]" office:value-type="float" office:value="5.14285714285714">
            <text:p>5.1429</text:p>
          </table:table-cell>
          <table:table-cell table:formula="of:=[.$D5]*[.C$6]/[.$D$6]" office:value-type="float" office:value="2.85714285714286">
            <text:p>2.8571</text:p>
          </table:table-cell>
          <table:table-cell table:formula="of:=SUM([.G5:.H5])" office:value-type="float" office:value="8">
            <text:p>8</text:p>
          </table:table-cell>
        </table:table-row>
        <table:table-row table:style-name="ro2">
          <table:table-cell table:style-name="ce4" office:value-type="string">
            <text:p>Total</text:p>
          </table:table-cell>
          <table:table-cell table:style-name="ce8" table:formula="of:=SUM([.B3:.B5])" office:value-type="float" office:value="27">
            <text:p>27</text:p>
          </table:table-cell>
          <table:table-cell table:style-name="ce8" table:formula="of:=SUM([.C3:.C5])" office:value-type="float" office:value="15">
            <text:p>15</text:p>
          </table:table-cell>
          <table:table-cell table:style-name="ce13" table:formula="of:=SUM([.D3:.D5])" office:value-type="float" office:value="42">
            <text:p>42</text:p>
          </table:table-cell>
          <table:table-cell/>
          <table:table-cell table:style-name="ce4" office:value-type="string">
            <text:p>Total</text:p>
          </table:table-cell>
          <table:table-cell table:style-name="ce8" table:formula="of:=SUM([.G3:.G5])" office:value-type="float" office:value="27">
            <text:p>27</text:p>
          </table:table-cell>
          <table:table-cell table:style-name="ce8" table:formula="of:=SUM([.H3:.H5])" office:value-type="float" office:value="15">
            <text:p>15</text:p>
          </table:table-cell>
          <table:table-cell table:style-name="ce13" table:formula="of:=SUM([.G3:.H5])" office:value-type="float" office:value="42">
            <text:p>4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1" office:value-type="string" table:number-columns-spanned="4" table:number-rows-spanned="1">
            <text:p>Difference</text:p>
          </table:table-cell>
          <table:covered-table-cell table:number-columns-repeated="2" table:style-name="ce6"/>
          <table:covered-table-cell table:style-name="ce11"/>
          <table:table-cell/>
          <table:table-cell table:style-name="ce1" office:value-type="string" table:number-columns-spanned="4" table:number-rows-spanned="1">
            <text:p>Chi-Sq</text:p>
          </table:table-cell>
          <table:covered-table-cell table:number-columns-repeated="2" table:style-name="ce6"/>
          <table:covered-table-cell table:style-name="ce11"/>
        </table:table-row>
        <table:table-row table:style-name="ro1">
          <table:table-cell table:style-name="ce2" office:value-type="string">
            <text:p>Party</text:p>
          </table:table-cell>
          <table:table-cell table:style-name="ce6" office:value-type="string">
            <text:p>Upper Class</text:p>
          </table:table-cell>
          <table:table-cell table:style-name="ce6" office:value-type="string">
            <text:p>Lower Class</text:p>
          </table:table-cell>
          <table:table-cell table:style-name="ce11"/>
          <table:table-cell/>
          <table:table-cell table:style-name="ce2" office:value-type="string">
            <text:p>Outcome</text:p>
          </table:table-cell>
          <table:table-cell table:style-name="ce6" office:value-type="string">
            <text:p>Upper Class</text:p>
          </table:table-cell>
          <table:table-cell table:style-name="ce6" office:value-type="string">
            <text:p>Lower Class</text:p>
          </table:table-cell>
          <table:table-cell table:style-name="ce11" office:value-type="string">
            <text:p>Total</text:p>
          </table:table-cell>
        </table:table-row>
        <table:table-row table:style-name="ro1">
          <table:table-cell office:value-type="string">
            <text:p>Democrats</text:p>
          </table:table-cell>
          <table:table-cell table:style-name="ce9" table:formula="of:=[.B3]-[.G3]" office:value-type="float" office:value="0.5">
            <text:p>0.5000</text:p>
          </table:table-cell>
          <table:table-cell table:style-name="ce9" table:formula="of:=[.C3]-[.H3]" office:value-type="float" office:value="-0.5">
            <text:p>-0.5000</text:p>
          </table:table-cell>
          <table:table-cell table:number-columns-repeated="2"/>
          <table:table-cell office:value-type="string">
            <text:p>Not Stopped</text:p>
          </table:table-cell>
          <table:table-cell table:formula="of:=[.B10]^2/[.G3]" office:value-type="float" office:value="0.0185185185185185">
            <text:p>0.0185</text:p>
          </table:table-cell>
          <table:table-cell table:formula="of:=[.C10]^2/[.H3]" office:value-type="float" office:value="0.0333333333333333">
            <text:p>0.0333</text:p>
          </table:table-cell>
          <table:table-cell/>
        </table:table-row>
        <table:table-row table:style-name="ro1">
          <table:table-cell office:value-type="string">
            <text:p>Independents</text:p>
          </table:table-cell>
          <table:table-cell table:style-name="ce9" table:formula="of:=[.B4]-[.G4]" office:value-type="float" office:value="-2.35714285714286">
            <text:p>-2.3571</text:p>
          </table:table-cell>
          <table:table-cell table:style-name="ce9" table:formula="of:=[.C4]-[.H4]" office:value-type="float" office:value="2.35714285714286">
            <text:p>2.3571</text:p>
          </table:table-cell>
          <table:table-cell table:number-columns-repeated="2"/>
          <table:table-cell office:value-type="string">
            <text:p>Bribe Requested</text:p>
          </table:table-cell>
          <table:table-cell table:formula="of:=[.B11]^2/[.G4]" office:value-type="float" office:value="0.664835164835165">
            <text:p>0.6648</text:p>
          </table:table-cell>
          <table:table-cell table:formula="of:=[.C11]^2/[.H4]" office:value-type="float" office:value="1.1967032967033">
            <text:p>1.1967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table:style-name="ce9" table:formula="of:=[.B5]-[.G5]" office:value-type="float" office:value="1.85714285714286">
            <text:p>1.8571</text:p>
          </table:table-cell>
          <table:table-cell table:style-name="ce9" table:formula="of:=[.C5]-[.H5]" office:value-type="float" office:value="-1.85714285714286">
            <text:p>-1.8571</text:p>
          </table:table-cell>
          <table:table-cell table:number-columns-repeated="2"/>
          <table:table-cell office:value-type="string">
            <text:p>Stopped/Given Warning</text:p>
          </table:table-cell>
          <table:table-cell table:formula="of:=[.B12]^2/[.G5]" office:value-type="float" office:value="0.67063492063492">
            <text:p>0.6706</text:p>
          </table:table-cell>
          <table:table-cell table:formula="of:=[.C12]^2/[.H5]" office:value-type="float" office:value="1.20714285714286">
            <text:p>1.2071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2"/>
          <table:table-cell table:style-name="ce13"/>
          <table:table-cell/>
          <table:table-cell table:style-name="ce4" office:value-type="string">
            <text:p>Total</text:p>
          </table:table-cell>
          <table:table-cell table:style-name="ce8" table:number-columns-repeated="2"/>
          <table:table-cell table:style-name="ce14" table:formula="of:=SUM([.G10:.H12])" office:value-type="float" office:value="3.79116809116809">
            <text:p>3.7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>
            <text:p>number of rows</text:p>
          </table:table-cell>
          <table:table-cell table:formula="of:=COUNT([.B3:.B5])" office:value-type="float" office:value="3">
            <text:p>3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>
            <text:p>number of columns</text:p>
          </table:table-cell>
          <table:table-cell table:formula="of:=COUNT([.B3:.C3])" office:value-type="float" office:value="2">
            <text:p>2</text:p>
          </table:table-cell>
          <table:table-cell/>
          <table:table-cell table:style-name="Default"/>
          <table:table-cell/>
          <table:table-cell table:style-name="Default" office:value-type="string">
            <text:p>P-value</text:p>
          </table:table-cell>
          <table:table-cell table:style-name="Default" table:number-columns-repeated="2"/>
          <table:table-cell table:style-name="ce15" table:formula="of:=LEGACY.CHIDIST([.I13];[.B18])" office:value-type="percentage" office:value="0.150230567919112">
            <text:p>15.02%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>
            <text:p>degrees of freedom</text:p>
          </table:table-cell>
          <table:table-cell table:formula="of:=([.B15]-1)*([.B16]-1)" office:value-type="float" office:value="2">
            <text:p>2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3">
          <table:table-cell table:style-name="ce1" office:value-type="string" table:number-columns-spanned="4" table:number-rows-spanned="1">
            <text:p>proportions (1-nj/tot)*(1-ni/tot)</text:p>
          </table:table-cell>
          <table:covered-table-cell table:number-columns-repeated="2" table:style-name="ce6"/>
          <table:covered-table-cell table:style-name="ce11"/>
          <table:table-cell/>
          <table:table-cell table:style-name="ce1" office:value-type="string" table:number-columns-spanned="4" table:number-rows-spanned="1">
            <text:p>Standardized Residuals (Zij)</text:p>
          </table:table-cell>
          <table:covered-table-cell table:number-columns-repeated="2" table:style-name="ce6"/>
          <table:covered-table-cell table:style-name="ce11"/>
        </table:table-row>
        <table:table-row table:style-name="ro1">
          <table:table-cell table:style-name="ce2" office:value-type="string">
            <text:p>Outcome</text:p>
          </table:table-cell>
          <table:table-cell table:style-name="ce6" office:value-type="string">
            <text:p>Upper Class</text:p>
          </table:table-cell>
          <table:table-cell table:style-name="ce6" office:value-type="string">
            <text:p>Lower Class</text:p>
          </table:table-cell>
          <table:table-cell table:style-name="ce11" office:value-type="string">
            <text:p>Total</text:p>
          </table:table-cell>
          <table:table-cell/>
          <table:table-cell table:style-name="ce2" office:value-type="string">
            <text:p>Outcome</text:p>
          </table:table-cell>
          <table:table-cell table:style-name="ce6" office:value-type="string">
            <text:p>Upper Class</text:p>
          </table:table-cell>
          <table:table-cell table:style-name="ce6" office:value-type="string">
            <text:p>Lower Class</text:p>
          </table:table-cell>
          <table:table-cell table:style-name="ce11" office:value-type="string">
            <text:p>Total</text:p>
          </table:table-cell>
        </table:table-row>
        <table:table-row table:style-name="ro1">
          <table:table-cell office:value-type="string">
            <text:p>Not Stopped</text:p>
          </table:table-cell>
          <table:table-cell table:style-name="ce9" table:formula="of:=(1-[.$D3]/[.$D$6])*(1-[.B$6]/[.$D$6])" office:value-type="float" office:value="0.178571428571429">
            <text:p>0.1786</text:p>
          </table:table-cell>
          <table:table-cell table:style-name="ce9" table:formula="of:=(1-[.$D3]/[.$D$6])*(1-[.C$6]/[.$D$6])" office:value-type="float" office:value="0.321428571428571">
            <text:p>0.3214</text:p>
          </table:table-cell>
          <table:table-cell table:number-columns-repeated="2"/>
          <table:table-cell office:value-type="string">
            <text:p>Not Stopped</text:p>
          </table:table-cell>
          <table:table-cell table:formula="of:=([.B3]-[.G3])/(SQRT([.G3]*[.B24]))" office:value-type="float" office:value="0.322030594359765">
            <text:p>0.3220</text:p>
          </table:table-cell>
          <table:table-cell table:formula="of:=([.C3]-[.H3])/(SQRT([.H3]*[.C24]))" office:value-type="float" office:value="-0.322030594359765">
            <text:p>-0.3220</text:p>
          </table:table-cell>
          <table:table-cell/>
        </table:table-row>
        <table:table-row table:style-name="ro1">
          <table:table-cell office:value-type="string">
            <text:p>Bribe Requested</text:p>
          </table:table-cell>
          <table:table-cell table:style-name="ce9" table:formula="of:=(1-[.$D4]/[.$D$6])*(1-[.B$6]/[.$D$6])" office:value-type="float" office:value="0.246598639455782">
            <text:p>0.2466</text:p>
          </table:table-cell>
          <table:table-cell table:style-name="ce9" table:formula="of:=(1-[.$D4]/[.$D$6])*(1-[.C$6]/[.$D$6])" office:value-type="float" office:value="0.443877551020408">
            <text:p>0.4439</text:p>
          </table:table-cell>
          <table:table-cell table:number-columns-repeated="2"/>
          <table:table-cell office:value-type="string">
            <text:p>Bribe Requested</text:p>
          </table:table-cell>
          <table:table-cell table:formula="of:=([.B4]-[.G4])/(SQRT([.G4]*[.B25]))" office:value-type="float" office:value="-1.64195652200634">
            <text:p>-1.6420</text:p>
          </table:table-cell>
          <table:table-cell table:formula="of:=([.C4]-[.H4])/(SQRT([.H4]*[.C25]))" office:value-type="float" office:value="1.64195652200634">
            <text:p>1.6420</text:p>
          </table:table-cell>
          <table:table-cell/>
        </table:table-row>
        <table:table-row table:style-name="ro1">
          <table:table-cell office:value-type="string">
            <text:p>Stopped/Given Warning</text:p>
          </table:table-cell>
          <table:table-cell table:style-name="ce9" table:formula="of:=(1-[.$D5]/[.$D$6])*(1-[.B$6]/[.$D$6])" office:value-type="float" office:value="0.289115646258503">
            <text:p>0.2891</text:p>
          </table:table-cell>
          <table:table-cell table:style-name="ce9" table:formula="of:=(1-[.$D5]/[.$D$6])*(1-[.C$6]/[.$D$6])" office:value-type="float" office:value="0.520408163265306">
            <text:p>0.5204</text:p>
          </table:table-cell>
          <table:table-cell table:number-columns-repeated="2"/>
          <table:table-cell office:value-type="string">
            <text:p>Stopped/Given Warning</text:p>
          </table:table-cell>
          <table:table-cell table:formula="of:=([.B5]-[.G5])/(SQRT([.G5]*[.B26]))" office:value-type="float" office:value="1.52302588393542">
            <text:p>1.5230</text:p>
          </table:table-cell>
          <table:table-cell table:formula="of:=([.C5]-[.H5])/(SQRT([.H5]*[.C26]))" office:value-type="float" office:value="-1.52302588393542">
            <text:p>-1.5230</text:p>
          </table:table-cell>
          <table:table-cell/>
        </table:table-row>
        <table:table-row table:style-name="ro2">
          <table:table-cell table:style-name="ce4" office:value-type="string">
            <text:p>Total</text:p>
          </table:table-cell>
          <table:table-cell table:style-name="ce8" table:number-columns-repeated="2"/>
          <table:table-cell table:style-name="ce14"/>
          <table:table-cell/>
          <table:table-cell table:style-name="ce4" office:value-type="string">
            <text:p>Total</text:p>
          </table:table-cell>
          <table:table-cell table:style-name="ce8" table:number-columns-repeated="2"/>
          <table:table-cell table:style-name="ce14" table:formula="of:=SUM([.G24:.H26])" office:value-type="float" office:value="-1.22124532708767E-015">
            <text:p>0.00</text:p>
          </table:table-cell>
        </table:table-row>
      </table:table>
      <table:table table:name="lecture 3 - us parties - abortion" table:style-name="ta1" table:print="false">
        <table:table-column table:style-name="co7" table:default-cell-style-name="ce3"/>
        <table:table-column table:style-name="co5" table:number-columns-repeated="2" table:default-cell-style-name="Default"/>
        <table:table-column table:style-name="co5" table:default-cell-style-name="ce12"/>
        <table:table-column table:style-name="co5" table:default-cell-style-name="Default"/>
        <table:table-column table:style-name="co5" table:default-cell-style-name="ce3"/>
        <table:table-column table:style-name="co5" table:number-columns-repeated="2" table:default-cell-style-name="ce9"/>
        <table:table-column table:style-name="co5" table:default-cell-style-name="ce12"/>
        <table:table-row table:style-name="ro1">
          <table:table-cell table:style-name="ce1" office:value-type="string" table:number-columns-spanned="4" table:number-rows-spanned="1">
            <text:p>Observed</text:p>
          </table:table-cell>
          <table:covered-table-cell table:number-columns-repeated="2" table:style-name="ce5"/>
          <table:covered-table-cell table:style-name="ce10"/>
          <table:table-cell/>
          <table:table-cell table:style-name="ce1" office:value-type="string" table:number-columns-spanned="4" table:number-rows-spanned="1">
            <text:p>Expected</text:p>
          </table:table-cell>
          <table:covered-table-cell table:number-columns-repeated="2" table:style-name="ce6"/>
          <table:covered-table-cell table:style-name="ce11"/>
        </table:table-row>
        <table:table-row table:style-name="ro1">
          <table:table-cell table:style-name="ce2" office:value-type="string">
            <text:p>Party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Total</text:p>
          </table:table-cell>
          <table:table-cell/>
          <table:table-cell table:style-name="ce2" office:value-type="string">
            <text:p>Party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Total</text:p>
          </table:table-cell>
        </table:table-row>
        <table:table-row table:style-name="ro1">
          <table:table-cell office:value-type="string">
            <text:p>Democrats</text:p>
          </table:table-cell>
          <table:table-cell table:style-name="ce7" office:value-type="float" office:value="304">
            <text:p>304</text:p>
          </table:table-cell>
          <table:table-cell table:style-name="ce7" office:value-type="float" office:value="398">
            <text:p>398</text:p>
          </table:table-cell>
          <table:table-cell table:formula="of:=SUM([.B3:.C3])" office:value-type="float" office:value="702">
            <text:p>702</text:p>
          </table:table-cell>
          <table:table-cell/>
          <table:table-cell office:value-type="string">
            <text:p>Democrats</text:p>
          </table:table-cell>
          <table:table-cell table:formula="of:=[.$D3]*[.B$7]/[.$D$7]" office:value-type="float" office:value="342.119840213049">
            <text:p>342.1198</text:p>
          </table:table-cell>
          <table:table-cell table:formula="of:=[.$D3]*[.C$7]/[.$D$7]" office:value-type="float" office:value="359.880159786951">
            <text:p>359.8802</text:p>
          </table:table-cell>
          <table:table-cell table:formula="of:=SUM([.G3:.H3])" office:value-type="float" office:value="702">
            <text:p>702</text:p>
          </table:table-cell>
        </table:table-row>
        <table:table-row table:style-name="ro1">
          <table:table-cell office:value-type="string">
            <text:p>Independents</text:p>
          </table:table-cell>
          <table:table-cell table:style-name="ce7" office:value-type="float" office:value="224">
            <text:p>224</text:p>
          </table:table-cell>
          <table:table-cell table:style-name="ce7" office:value-type="float" office:value="170">
            <text:p>170</text:p>
          </table:table-cell>
          <table:table-cell table:formula="of:=SUM([.B4:.C4])" office:value-type="float" office:value="394">
            <text:p>394</text:p>
          </table:table-cell>
          <table:table-cell/>
          <table:table-cell office:value-type="string">
            <text:p>Independents</text:p>
          </table:table-cell>
          <table:table-cell table:formula="of:=[.$D4]*[.B$7]/[.$D$7]" office:value-type="float" office:value="192.015978695073">
            <text:p>192.0160</text:p>
          </table:table-cell>
          <table:table-cell table:formula="of:=[.$D4]*[.C$7]/[.$D$7]" office:value-type="float" office:value="201.984021304927">
            <text:p>201.9840</text:p>
          </table:table-cell>
          <table:table-cell table:formula="of:=SUM([.G4:.H4])" office:value-type="float" office:value="394">
            <text:p>394</text:p>
          </table:table-cell>
        </table:table-row>
        <table:table-row table:style-name="ro1">
          <table:table-cell office:value-type="string">
            <text:p>Republicans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67">
            <text:p>167</text:p>
          </table:table-cell>
          <table:table-cell table:formula="of:=SUM([.B5:.C5])" office:value-type="float" office:value="342">
            <text:p>342</text:p>
          </table:table-cell>
          <table:table-cell/>
          <table:table-cell office:value-type="string">
            <text:p>Republicans</text:p>
          </table:table-cell>
          <table:table-cell table:formula="of:=[.$D5]*[.B$7]/[.$D$7]" office:value-type="float" office:value="166.673768308921">
            <text:p>166.6738</text:p>
          </table:table-cell>
          <table:table-cell table:formula="of:=[.$D5]*[.C$7]/[.$D$7]" office:value-type="float" office:value="175.326231691079">
            <text:p>175.3262</text:p>
          </table:table-cell>
          <table:table-cell table:formula="of:=SUM([.G5:.H5])" office:value-type="float" office:value="342">
            <text:p>342</text:p>
          </table:table-cell>
        </table:table-row>
        <table:table-row table:style-name="ro1">
          <table:table-cell office:value-type="string">
            <text:p>Other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formula="of:=SUM([.B6:.C6])" office:value-type="float" office:value="64">
            <text:p>64</text:p>
          </table:table-cell>
          <table:table-cell/>
          <table:table-cell office:value-type="string">
            <text:p>Other</text:p>
          </table:table-cell>
          <table:table-cell table:formula="of:=[.$D6]*[.B$7]/[.$D$7]" office:value-type="float" office:value="31.1904127829561">
            <text:p>31.1904</text:p>
          </table:table-cell>
          <table:table-cell table:formula="of:=[.$D6]*[.C$7]/[.$D$7]" office:value-type="float" office:value="32.8095872170439">
            <text:p>32.8096</text:p>
          </table:table-cell>
          <table:table-cell table:formula="of:=SUM([.G6:.H6])" office:value-type="float" office:value="64">
            <text:p>64</text:p>
          </table:table-cell>
        </table:table-row>
        <table:table-row table:style-name="ro2">
          <table:table-cell table:style-name="ce4" office:value-type="string">
            <text:p>Total</text:p>
          </table:table-cell>
          <table:table-cell table:style-name="ce8" table:formula="of:=SUM([.B3:.B6])" office:value-type="float" office:value="732">
            <text:p>732</text:p>
          </table:table-cell>
          <table:table-cell table:style-name="ce8" table:formula="of:=SUM([.C3:.C6])" office:value-type="float" office:value="770">
            <text:p>770</text:p>
          </table:table-cell>
          <table:table-cell table:style-name="ce13" table:formula="of:=SUM([.D3:.D6])" office:value-type="float" office:value="1502">
            <text:p>1502</text:p>
          </table:table-cell>
          <table:table-cell/>
          <table:table-cell table:style-name="ce4" office:value-type="string">
            <text:p>Total</text:p>
          </table:table-cell>
          <table:table-cell table:style-name="ce8" table:formula="of:=SUM([.G3:.G6])" office:value-type="float" office:value="732">
            <text:p>732</text:p>
          </table:table-cell>
          <table:table-cell table:style-name="ce8" table:formula="of:=SUM([.H3:.H6])" office:value-type="float" office:value="770">
            <text:p>770</text:p>
          </table:table-cell>
          <table:table-cell table:style-name="ce13" table:formula="of:=SUM([.G3:.H6])" office:value-type="float" office:value="1502">
            <text:p>150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1" office:value-type="string" table:number-columns-spanned="4" table:number-rows-spanned="1">
            <text:p>Difference</text:p>
          </table:table-cell>
          <table:covered-table-cell table:number-columns-repeated="2" table:style-name="ce6"/>
          <table:covered-table-cell table:style-name="ce11"/>
          <table:table-cell/>
          <table:table-cell table:style-name="ce1" office:value-type="string" table:number-columns-spanned="4" table:number-rows-spanned="1">
            <text:p>Chi-Sq</text:p>
          </table:table-cell>
          <table:covered-table-cell table:number-columns-repeated="2" table:style-name="ce6"/>
          <table:covered-table-cell table:style-name="ce11"/>
        </table:table-row>
        <table:table-row table:style-name="ro1">
          <table:table-cell table:style-name="ce2" office:value-type="string">
            <text:p>Party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1"/>
          <table:table-cell/>
          <table:table-cell table:style-name="ce2" office:value-type="string">
            <text:p>Party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Total</text:p>
          </table:table-cell>
        </table:table-row>
        <table:table-row table:style-name="ro1">
          <table:table-cell office:value-type="string">
            <text:p>Democrats</text:p>
          </table:table-cell>
          <table:table-cell table:style-name="ce9" table:formula="of:=[.B3]-[.G3]" office:value-type="float" office:value="-38.1198402130493">
            <text:p>-38.1198</text:p>
          </table:table-cell>
          <table:table-cell table:style-name="ce9" table:formula="of:=[.C3]-[.H3]" office:value-type="float" office:value="38.1198402130493">
            <text:p>38.1198</text:p>
          </table:table-cell>
          <table:table-cell table:number-columns-repeated="2"/>
          <table:table-cell office:value-type="string">
            <text:p>Democrats</text:p>
          </table:table-cell>
          <table:table-cell table:formula="of:=[.B11]^2/[.G3]" office:value-type="float" office:value="4.24740704006964">
            <text:p>4.2474</text:p>
          </table:table-cell>
          <table:table-cell table:formula="of:=[.C11]^2/[.H3]" office:value-type="float" office:value="4.03779474458569">
            <text:p>4.0378</text:p>
          </table:table-cell>
          <table:table-cell/>
        </table:table-row>
        <table:table-row table:style-name="ro1">
          <table:table-cell office:value-type="string">
            <text:p>Independents</text:p>
          </table:table-cell>
          <table:table-cell table:style-name="ce9" table:formula="of:=[.B4]-[.G4]" office:value-type="float" office:value="31.9840213049268">
            <text:p>31.9840</text:p>
          </table:table-cell>
          <table:table-cell table:style-name="ce9" table:formula="of:=[.C4]-[.H4]" office:value-type="float" office:value="-31.9840213049268">
            <text:p>-31.9840</text:p>
          </table:table-cell>
          <table:table-cell table:number-columns-repeated="2"/>
          <table:table-cell office:value-type="string">
            <text:p>Independents</text:p>
          </table:table-cell>
          <table:table-cell table:formula="of:=[.B12]^2/[.G4]" office:value-type="float" office:value="5.32756505883568">
            <text:p>5.3276</text:p>
          </table:table-cell>
          <table:table-cell table:formula="of:=[.C12]^2/[.H4]" office:value-type="float" office:value="5.06464626372431">
            <text:p>5.0646</text:p>
          </table:table-cell>
          <table:table-cell/>
        </table:table-row>
        <table:table-row table:style-name="ro1">
          <table:table-cell office:value-type="string">
            <text:p>Republicans</text:p>
          </table:table-cell>
          <table:table-cell table:style-name="ce9" table:formula="of:=[.B5]-[.G5]" office:value-type="float" office:value="8.32623169107856">
            <text:p>8.3262</text:p>
          </table:table-cell>
          <table:table-cell table:style-name="ce9" table:formula="of:=[.C5]-[.H5]" office:value-type="float" office:value="-8.32623169107856">
            <text:p>-8.3262</text:p>
          </table:table-cell>
          <table:table-cell table:number-columns-repeated="2"/>
          <table:table-cell office:value-type="string">
            <text:p>Republicans</text:p>
          </table:table-cell>
          <table:table-cell table:formula="of:=[.B13]^2/[.G5]" office:value-type="float" office:value="0.415939081937768">
            <text:p>0.4159</text:p>
          </table:table-cell>
          <table:table-cell table:formula="of:=[.C13]^2/[.H5]" office:value-type="float" office:value="0.395412218153826">
            <text:p>0.3954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table:style-name="ce9" table:formula="of:=[.B6]-[.G6]" office:value-type="float" office:value="-2.19041278295606">
            <text:p>-2.1904</text:p>
          </table:table-cell>
          <table:table-cell table:style-name="ce9" table:formula="of:=[.C6]-[.H6]" office:value-type="float" office:value="2.19041278295606">
            <text:p>2.1904</text:p>
          </table:table-cell>
          <table:table-cell table:number-columns-repeated="2"/>
          <table:table-cell office:value-type="string">
            <text:p>Other</text:p>
          </table:table-cell>
          <table:table-cell table:formula="of:=[.B14]^2/[.G6]" office:value-type="float" office:value="0.153826375852234">
            <text:p>0.1538</text:p>
          </table:table-cell>
          <table:table-cell table:formula="of:=[.C14]^2/[.H6]" office:value-type="float" office:value="0.146234944316669">
            <text:p>0.1462</text:p>
          </table:table-cell>
          <table:table-cell/>
        </table:table-row>
        <table:table-row table:style-name="ro2">
          <table:table-cell table:style-name="ce4"/>
          <table:table-cell table:style-name="ce8" table:number-columns-repeated="2"/>
          <table:table-cell table:style-name="ce13"/>
          <table:table-cell/>
          <table:table-cell table:style-name="ce4" office:value-type="string">
            <text:p>Total</text:p>
          </table:table-cell>
          <table:table-cell table:style-name="ce8" table:number-columns-repeated="2"/>
          <table:table-cell table:style-name="ce14" table:formula="of:=SUM([.G11:.H14])" office:value-type="float" office:value="19.7888257274758">
            <text:p>19.7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>
            <text:p>number of rows</text:p>
          </table:table-cell>
          <table:table-cell table:formula="of:=COUNT([.B3:.B6])" office:value-type="float" office:value="4">
            <text:p>4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>
            <text:p>number of columns</text:p>
          </table:table-cell>
          <table:table-cell table:formula="of:=COUNT([.B3:.C3])" office:value-type="float" office:value="2">
            <text:p>2</text:p>
          </table:table-cell>
          <table:table-cell/>
          <table:table-cell table:style-name="Default"/>
          <table:table-cell/>
          <table:table-cell table:style-name="Default" office:value-type="string">
            <text:p>P-value</text:p>
          </table:table-cell>
          <table:table-cell table:style-name="Default" table:number-columns-repeated="2"/>
          <table:table-cell table:style-name="ce15" table:formula="of:=LEGACY.CHIDIST([.I15];[.B20])" office:value-type="percentage" office:value="0.000187734487937621">
            <text:p>0.02%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>
            <text:p>degrees of freedom</text:p>
          </table:table-cell>
          <table:table-cell table:formula="of:=([.B17]-1)*([.B18]-1)" office:value-type="float" office:value="3">
            <text:p>3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</table:table-row>
        <table:table-row table:style-name="ro3">
          <table:table-cell table:style-name="ce1" office:value-type="string" table:number-columns-spanned="4" table:number-rows-spanned="1">
            <text:p>Standardized Residuals (Zij)</text:p>
          </table:table-cell>
          <table:covered-table-cell table:number-columns-repeated="2" table:style-name="ce6"/>
          <table:covered-table-cell table:style-name="ce11"/>
          <table:table-cell/>
          <table:table-cell table:style-name="ce1" office:value-type="string" table:number-columns-spanned="4" table:number-rows-spanned="1">
            <text:p>Standardized Residuals (Zij)</text:p>
          </table:table-cell>
          <table:covered-table-cell table:number-columns-repeated="2" table:style-name="ce6"/>
          <table:covered-table-cell table:style-name="ce11"/>
        </table:table-row>
        <table:table-row table:style-name="ro1">
          <table:table-cell table:style-name="ce2" office:value-type="string">
            <text:p>Party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Total</text:p>
          </table:table-cell>
          <table:table-cell/>
          <table:table-cell table:style-name="ce2" office:value-type="string">
            <text:p>Party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Total</text:p>
          </table:table-cell>
        </table:table-row>
        <table:table-row table:style-name="ro1">
          <table:table-cell office:value-type="string">
            <text:p>Democrats</text:p>
          </table:table-cell>
          <table:table-cell table:style-name="ce9" table:formula="of:=(1-[.$D3]/[.$D$7])*(1-[.B$7]/[.$D$7])" office:value-type="float" office:value="0.273049161260352">
            <text:p>0.2730</text:p>
          </table:table-cell>
          <table:table-cell table:style-name="ce9" table:formula="of:=(1-[.$D3]/[.$D$7])*(1-[.C$7]/[.$D$7])" office:value-type="float" office:value="0.259574007847504">
            <text:p>0.2596</text:p>
          </table:table-cell>
          <table:table-cell table:number-columns-repeated="2"/>
          <table:table-cell office:value-type="string">
            <text:p>Democrats</text:p>
          </table:table-cell>
          <table:table-cell table:formula="of:=([.B3]-[.G3])/(SQRT([.G3]*[.B26]))" office:value-type="float" office:value="-3.94404187993616">
            <text:p>-3.9440</text:p>
          </table:table-cell>
          <table:table-cell table:formula="of:=([.C3]-[.H3])/(SQRT([.H3]*[.C26]))" office:value-type="float" office:value="3.94404187993616">
            <text:p>3.9440</text:p>
          </table:table-cell>
          <table:table-cell/>
        </table:table-row>
        <table:table-row table:style-name="ro1">
          <table:table-cell office:value-type="string">
            <text:p>Independents</text:p>
          </table:table-cell>
          <table:table-cell table:style-name="ce9" table:formula="of:=(1-[.$D4]/[.$D$7])*(1-[.B$7]/[.$D$7])" office:value-type="float" office:value="0.378173088345588">
            <text:p>0.3782</text:p>
          </table:table-cell>
          <table:table-cell table:style-name="ce9" table:formula="of:=(1-[.$D4]/[.$D$7])*(1-[.C$7]/[.$D$7])" office:value-type="float" office:value="0.359510000868793">
            <text:p>0.3595</text:p>
          </table:table-cell>
          <table:table-cell table:number-columns-repeated="2"/>
          <table:table-cell office:value-type="string">
            <text:p>Independents</text:p>
          </table:table-cell>
          <table:table-cell table:formula="of:=([.B4]-[.G4])/(SQRT([.G4]*[.B27]))" office:value-type="float" office:value="3.75335005674294">
            <text:p>3.7534</text:p>
          </table:table-cell>
          <table:table-cell table:formula="of:=([.C4]-[.H4])/(SQRT([.H4]*[.C27]))" office:value-type="float" office:value="-3.75335005674294">
            <text:p>-3.7534</text:p>
          </table:table-cell>
          <table:table-cell/>
        </table:table-row>
        <table:table-row table:style-name="ro1">
          <table:table-cell office:value-type="string">
            <text:p>Republicans</text:p>
          </table:table-cell>
          <table:table-cell table:style-name="ce9" table:formula="of:=(1-[.$D5]/[.$D$7])*(1-[.B$7]/[.$D$7])" office:value-type="float" office:value="0.395921283827511">
            <text:p>0.3959</text:p>
          </table:table-cell>
          <table:table-cell table:style-name="ce9" table:formula="of:=(1-[.$D5]/[.$D$7])*(1-[.C$7]/[.$D$7])" office:value-type="float" office:value="0.376382311378881">
            <text:p>0.3764</text:p>
          </table:table-cell>
          <table:table-cell table:number-columns-repeated="2"/>
          <table:table-cell office:value-type="string">
            <text:p>Republicans</text:p>
          </table:table-cell>
          <table:table-cell table:formula="of:=([.B5]-[.G5])/(SQRT([.G5]*[.B28]))" office:value-type="float" office:value="1.02496831437046">
            <text:p>1.0250</text:p>
          </table:table-cell>
          <table:table-cell table:formula="of:=([.C5]-[.H5])/(SQRT([.H5]*[.C28]))" office:value-type="float" office:value="-1.02496831437046">
            <text:p>-1.0250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table:style-name="ce9" table:formula="of:=(1-[.$D6]/[.$D$7])*(1-[.B$7]/[.$D$7])" office:value-type="float" office:value="0.490805867365483">
            <text:p>0.4908</text:p>
          </table:table-cell>
          <table:table-cell table:style-name="ce9" table:formula="of:=(1-[.$D6]/[.$D$7])*(1-[.C$7]/[.$D$7])" office:value-type="float" office:value="0.466584279105888">
            <text:p>0.4666</text:p>
          </table:table-cell>
          <table:table-cell table:number-columns-repeated="2"/>
          <table:table-cell office:value-type="string">
            <text:p>Other</text:p>
          </table:table-cell>
          <table:table-cell table:formula="of:=([.B6]-[.G6])/(SQRT([.G6]*[.B29]))" office:value-type="float" office:value="-0.55983562490073">
            <text:p>-0.5598</text:p>
          </table:table-cell>
          <table:table-cell table:formula="of:=([.C6]-[.H6])/(SQRT([.H6]*[.C29]))" office:value-type="float" office:value="0.55983562490073">
            <text:p>0.5598</text:p>
          </table:table-cell>
          <table:table-cell/>
        </table:table-row>
        <table:table-row table:style-name="ro2">
          <table:table-cell table:style-name="ce4" office:value-type="string">
            <text:p>Total</text:p>
          </table:table-cell>
          <table:table-cell table:style-name="ce8" table:number-columns-repeated="2"/>
          <table:table-cell table:style-name="ce14"/>
          <table:table-cell/>
          <table:table-cell table:style-name="ce4" office:value-type="string">
            <text:p>Total</text:p>
          </table:table-cell>
          <table:table-cell table:style-name="ce8" table:number-columns-repeated="2"/>
          <table:table-cell table:style-name="ce14" table:formula="of:=SUM([.G26:.H29])" office:value-type="float" office:value="0">
            <text:p>0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FiraSans-Italic" svg:font-family="FiraSans-Italic" style:font-family-generic="swiss"/>
    <style:font-face style:name="FiraSans-Regular" svg:font-family="FiraSans-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1">11/10/2022</text:date>, <text:time>19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elda Finn</meta:initial-creator>
    <meta:creation-date>2022-10-11T18:44:44.35</meta:creation-date>
    <dc:date>2022-10-11T19:18:55.98</dc:date>
    <dc:creator>Imelda Finn</dc:creator>
    <meta:editing-duration>PT34M8S</meta:editing-duration>
    <meta:editing-cycles>9</meta:editing-cycles>
    <meta:generator>OpenOffice/4.1.13$Win32 OpenOffice.org_project/4113m1$Build-9810</meta:generator>
    <meta:document-statistic meta:table-count="4" meta:cell-count="240" meta:object-count="0"/>
  </office:meta>
</office:document-meta>
</file>